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2EE000003718218423CB42E18DB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svg:stroke-color="#d4ea6b" draw:marker-start-width="0.252cm" draw:marker-end-width="0.252cm" draw:fill="none" draw:textarea-horizontal-align="justify" draw:textarea-vertical-align="middle" draw:auto-grow-height="false" fo:min-height="0.333cm" fo:min-width="0.21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d4ea6b" draw:marker-start-width="0.252cm" draw:marker-end-width="0.252cm" draw:fill="none" draw:textarea-horizontal-align="justify" draw:textarea-vertical-align="middle" draw:auto-grow-height="false" fo:min-height="0.206cm" fo:min-width="0.083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d4ea6b" draw:marker-start-width="0.252cm" draw:marker-end-width="0.252cm" draw:fill="none" draw:textarea-horizontal-align="justify" draw:textarea-vertical-align="middle" draw:auto-grow-height="false" fo:min-height="0.206cm" fo:min-width="0.083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d4ea6b" draw:marker-start-width="0.252cm" draw:marker-end-width="0.252cm" draw:fill="none" draw:textarea-horizontal-align="justify" draw:textarea-vertical-align="middle" draw:auto-grow-height="false" fo:min-height="0.179cm" fo:min-width="0.08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d4ea6b" draw:marker-start-width="0.252cm" draw:marker-end-width="0.252cm" draw:fill="none" draw:textarea-horizontal-align="justify" draw:textarea-vertical-align="middle" draw:auto-grow-height="false" fo:min-height="0.119cm" fo:min-width="0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d4ea6b" draw:marker-start-width="0.252cm" draw:marker-end-width="0.252cm" draw:fill="none" draw:textarea-horizontal-align="justify" draw:textarea-vertical-align="middle" draw:auto-grow-height="false" fo:min-height="0.15cm" fo:min-width="0cm" fo:padding-top="0.142cm" fo:padding-bottom="0.142cm" fo:padding-left="0.267cm" fo:padding-right="0.267cm"/>
    </style:style>
    <style:style style:name="gr8" style:family="graphic" style:parent-style-name="standard">
      <style:graphic-properties svg:stroke-color="#bbe33d" svg:stroke-opacity="0%" draw:fill="none" draw:textarea-horizontal-align="justify" draw:textarea-vertical-align="middle" draw:auto-grow-height="false" fo:min-height="0.004cm" fo:min-width="0.09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729fcf" style:font-name="Lato Black" fo:font-size="6pt" fo:text-shadow="1pt 1pt" fo:font-weight="bold" style:font-size-asian="6pt" style:font-weight-asian="bold" style:font-size-complex="6pt" style:font-weight-complex="bold"/>
    </style:style>
    <style:style style:name="P4" style:family="paragraph">
      <style:paragraph-properties fo:text-align="center"/>
      <style:text-properties fo:color="#bbe33d" fo:text-shadow="1pt 1pt"/>
    </style:style>
    <style:style style:name="P5" style:family="paragraph">
      <loext:graphic-properties draw:fill="none"/>
      <style:paragraph-properties fo:text-align="center"/>
      <style:text-properties fo:color="#bbe33d" style:font-name="Lato Black" fo:font-size="4pt" fo:text-shadow="1pt 1pt" style:font-size-asian="4pt" style:font-size-complex="4pt"/>
    </style:style>
    <style:style style:name="T1" style:family="text">
      <style:text-properties fo:color="#bbe33d" style:font-name="Lato Black" fo:font-size="4pt" fo:text-shadow="1pt 1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349cm" svg:height="7.458cm" svg:x="7.478cm" svg:y="9.798cm">
          <draw:image xlink:href="Pictures/10000000000002EE000003718218423CB42E18DB.jpg" xlink:type="simple" xlink:show="embed" xlink:actuate="onLoad" loext:mime-type="image/jpeg">
            <text:p/>
          </draw:image>
        </draw:frame>
        <draw:custom-shape draw:style-name="gr2" draw:text-style-name="P2" draw:layer="layout" svg:width="0.762cm" svg:height="0.635cm" svg:x="11.561cm" svg:y="13.9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508cm" svg:x="12.049cm" svg:y="13.3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0.508cm" svg:x="10.794cm" svg:y="12.9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34cm" svg:height="0.481cm" svg:x="10.002cm" svg:y="12.8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02cm" svg:height="0.421cm" svg:x="9.443cm" svg:y="13.1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493cm" svg:height="0.452cm" svg:x="8.866cm" svg:y="13.3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493cm" svg:height="0.452cm" svg:x="8.621cm" svg:y="12.3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493cm" svg:height="0.452cm" svg:x="9.245cm" svg:y="11.84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493cm" svg:height="0.452cm" svg:x="10.078cm" svg:y="11.53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493cm" svg:height="0.452cm" svg:x="10.999cm" svg:y="11.6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94cm" svg:height="0.254cm" svg:x="10.755cm" svg:y="12.898cm">
          <text:p text:style-name="P4"><text:span text:style-name="T1">MCP 2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94cm" svg:height="0.254cm" svg:x="11.528cm" svg:y="13.971cm">
          <text:p text:style-name="P4"><text:span text:style-name="T1">MCP 1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94cm" svg:height="0.254cm" svg:x="9.96cm" svg:y="12.811cm">
          <text:p text:style-name="P4"><text:span text:style-name="T1">MCP 3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94cm" svg:height="0.254cm" svg:x="9.392cm" svg:y="13.102cm">
          <text:p text:style-name="P4"><text:span text:style-name="T1">MCP 4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94cm" svg:height="0.254cm" svg:x="8.818cm" svg:y="13.334cm">
          <text:p text:style-name="P4"><text:span text:style-name="T1">MCP 5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94cm" svg:height="0.254cm" svg:x="10.904cm" svg:y="11.671cm">
          <text:p text:style-name="P4"><text:span text:style-name="T1">PIP 2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94cm" svg:height="0.254cm" svg:x="11.959cm" svg:y="13.297cm">
          <text:p text:style-name="P4"><text:span text:style-name="T1">PIP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0.594cm" svg:height="0.254cm" svg:x="9.987cm" svg:y="11.503cm">
          <text:p text:style-name="P4"><text:span text:style-name="T1">PIP 3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94cm" svg:height="0.254cm" svg:x="9.154cm" svg:y="11.818cm">
          <text:p text:style-name="P4"><text:span text:style-name="T1">PIP 4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94cm" svg:height="0.254cm" svg:x="8.528cm" svg:y="12.378cm">
          <text:p text:style-name="P4"><text:span text:style-name="T1">PIP 5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3-22T13:23:01.169676552</dc:date>
    <meta:editing-duration>PT18M55S</meta:editing-duration>
    <meta:editing-cycles>8</meta:editing-cycles>
    <meta:generator>LibreOffice/6.4.2.2$Linux_X86_64 LibreOffice_project/40$Build-2</meta:generator>
    <meta:document-statistic meta:object-count="21"/>
  </office:meta>
</office:document-meta>
</file>